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="solid" draw:fill-color="#c0c0c0" draw:textarea-horizontal-align="center" draw:textarea-vertical-align="top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-color="#ffcc99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-color="#ffcc99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1.682cm" svg:height="2.169cm" svg:x="14.79cm" svg:y="13.635cm">
          <text:p text:style-name="P1"><text:span text:style-name="T1">make release</text:span></text:p>
        </draw:rect>
        <draw:rect draw:style-name="gr2" draw:text-style-name="P2" draw:layer="layout" svg:width="18.582cm" svg:height="2.5cm" svg:x="1.553cm" svg:y="1.135cm">
          <text:p text:style-name="P1"><text:span text:style-name="T1">bzr Repository</text:span></text:p>
        </draw:rect>
        <draw:rect draw:style-name="gr3" draw:text-style-name="P2" draw:layer="layout" svg:width="2.991cm" svg:height="1.066cm" svg:x="1.635cm" svg:y="4.069cm">
          <text:p text:style-name="P1"><text:span text:style-name="T1">bzr checkout</text:span></text:p>
        </draw:rect>
        <draw:rect draw:style-name="gr3" draw:text-style-name="P2" draw:layer="layout" svg:width="2.991cm" svg:height="1cm" svg:x="1.635cm" svg:y="6.135cm">
          <text:p text:style-name="P1"><text:span text:style-name="T1">Clean bzr tree</text:span></text:p>
        </draw:rect>
        <draw:rect draw:style-name="gr3" draw:text-style-name="P2" draw:layer="layout" svg:width="3.082cm" svg:height="1cm" svg:x="1.635cm" svg:y="8.135cm">
          <text:p text:style-name="P1"><text:span text:style-name="T1">./bootstrap</text:span></text:p>
        </draw:rect>
        <draw:rect draw:style-name="gr3" draw:text-style-name="P2" draw:layer="layout" svg:width="2.991cm" svg:height="1.066cm" svg:x="1.635cm" svg:y="10.569cm">
          <text:p text:style-name="P1"><text:span text:style-name="T1">Bootstrapped</text:span></text:p>
          <text:p text:style-name="P1"><text:span text:style-name="T1">bzr Tree</text:span></text:p>
        </draw:rect>
        <draw:rect draw:style-name="gr4" draw:text-style-name="P2" draw:layer="layout" svg:width="3.418cm" svg:height="1cm" svg:x="15.29cm" svg:y="14.635cm">
          <text:p text:style-name="P1"><text:span text:style-name="T1">make dist-gzip</text:span></text:p>
        </draw:rect>
        <draw:rect draw:style-name="gr4" draw:text-style-name="P2" draw:layer="layout" svg:width="3.419cm" svg:height="1cm" svg:x="19.053cm" svg:y="14.635cm">
          <text:p text:style-name="P1"><text:span text:style-name="T1">make dist-bzip2</text:span></text:p>
        </draw:rect>
        <draw:rect draw:style-name="gr5" draw:text-style-name="P2" draw:layer="layout" svg:width="2.564cm" svg:height="1cm" svg:x="23.408cm" svg:y="14.635cm">
          <text:p text:style-name="P1"><text:span text:style-name="T1">make rpm</text:span></text:p>
        </draw:rect>
        <draw:rect draw:style-name="gr4" draw:text-style-name="P2" draw:layer="layout" svg:width="3.418cm" svg:height="1.066cm" svg:x="14.872cm" svg:y="16.635cm">
          <text:p text:style-name="P1"><text:span text:style-name="T1">vstuff-x.y.z.tar.gz</text:span></text:p>
        </draw:rect>
        <draw:rect draw:style-name="gr4" draw:text-style-name="P2" draw:layer="layout" svg:width="3.419cm" svg:height="1.066cm" svg:x="18.871cm" svg:y="16.569cm">
          <text:p text:style-name="P1"><text:span text:style-name="T1">vstuff-x.y.z.tar.bz2</text:span></text:p>
        </draw:rect>
        <draw:rect draw:style-name="gr5" draw:text-style-name="P2" draw:layer="layout" svg:width="3.845cm" svg:height="1.066cm" svg:x="22.79cm" svg:y="16.569cm">
          <text:p text:style-name="P1"><text:span text:style-name="T1">vstuff-x.y.z.i386.rpm</text:span></text:p>
        </draw:rect>
        <draw:rect draw:style-name="gr3" draw:text-style-name="P2" draw:layer="layout" svg:width="3cm" svg:height="1.066cm" svg:x="6.635cm" svg:y="8.069cm">
          <text:p text:style-name="P1"><text:span text:style-name="T1">bzr branch</text:span></text:p>
        </draw:rect>
        <draw:rect draw:style-name="gr3" draw:text-style-name="P2" draw:layer="layout" svg:width="2.991cm" svg:height="1cm" svg:x="2.135cm" svg:y="2.135cm">
          <text:p text:style-name="P1"><text:span text:style-name="T1">vstuff-devel</text:span></text:p>
        </draw:rect>
        <draw:line draw:style-name="gr6" draw:text-style-name="P3" draw:layer="layout" svg:x1="3.635cm" svg:y1="3.135cm" svg:x2="3.135cm" svg:y2="4.135cm">
          <text:p/>
        </draw:line>
        <draw:line draw:style-name="gr6" draw:text-style-name="P3" draw:layer="layout" svg:x1="3.135cm" svg:y1="5.135cm" svg:x2="3.135cm" svg:y2="6.135cm">
          <text:p/>
        </draw:line>
        <draw:line draw:style-name="gr6" draw:text-style-name="P3" draw:layer="layout" svg:x1="3.135cm" svg:y1="7.135cm" svg:x2="3.135cm" svg:y2="8.135cm">
          <text:p/>
        </draw:line>
        <draw:line draw:style-name="gr7" draw:text-style-name="P3" draw:layer="layout" svg:x1="3.635cm" svg:y1="7.135cm" svg:x2="6.635cm" svg:y2="8.635cm">
          <text:p/>
        </draw:line>
        <draw:line draw:style-name="gr7" draw:text-style-name="P3" draw:layer="layout" svg:x1="8.135cm" svg:y1="8.135cm" svg:x2="9.135cm" svg:y2="3.135cm">
          <text:p/>
        </draw:line>
        <draw:rect draw:style-name="gr4" draw:text-style-name="P2" draw:layer="layout" svg:width="3.846cm" svg:height="1cm" svg:x="8.289cm" svg:y="2.135cm">
          <text:p text:style-name="P1"><text:span text:style-name="T1">vstuff-release-x.y-1</text:span></text:p>
        </draw:rect>
        <draw:rect draw:style-name="gr4" draw:text-style-name="P2" draw:layer="layout" svg:width="5.7cm" svg:height="1cm" svg:x="17.635cm" svg:y="5.135cm">
          <text:p text:style-name="P1"><text:span text:style-name="T1">bzr checkout vstuff-release-x.y</text:span></text:p>
        </draw:rect>
        <draw:line draw:style-name="gr7" draw:text-style-name="P3" draw:layer="layout" svg:x1="15.635cm" svg:y1="3.135cm" svg:x2="20.635cm" svg:y2="5.135cm">
          <text:p/>
        </draw:line>
        <draw:rect draw:style-name="gr4" draw:text-style-name="P2" draw:layer="layout" svg:width="5.682cm" svg:height="1.474cm" svg:x="17.635cm" svg:y="9.161cm">
          <text:p text:style-name="P1"><text:span text:style-name="T1">vim configure.ac</text:span></text:p>
          <text:p text:style-name="P1"><text:span text:style-name="T1">bzr commit <text:s/>...</text:span></text:p>
          <text:p text:style-name="P1"><text:span text:style-name="T1"/></text:p>
        </draw:rect>
        <draw:rect draw:style-name="gr4" draw:text-style-name="P2" draw:layer="layout" svg:width="5.682cm" svg:height="1.065cm" svg:x="17.635cm" svg:y="7.096cm">
          <text:p text:style-name="P1"><text:span text:style-name="T1">Release Branch Tree</text:span></text:p>
        </draw:rect>
        <draw:rect draw:style-name="gr4" draw:text-style-name="P2" draw:layer="layout" svg:width="5.682cm" svg:height="0.974cm" svg:x="17.635cm" svg:y="11.661cm">
          <text:p text:style-name="P1"><text:span text:style-name="T1">Final Release Tree</text:span></text:p>
        </draw:rect>
        <draw:line draw:style-name="gr7" draw:text-style-name="P3" draw:layer="layout" svg:x1="20.635cm" svg:y1="6.135cm" svg:x2="20.635cm" svg:y2="7.135cm">
          <text:p/>
        </draw:line>
        <draw:line draw:style-name="gr7" draw:text-style-name="P3" draw:layer="layout" svg:x1="20.635cm" svg:y1="8.135cm" svg:x2="20.635cm" svg:y2="9.135cm">
          <text:p/>
        </draw:line>
        <draw:line draw:style-name="gr7" draw:text-style-name="P3" draw:layer="layout" svg:x1="20.635cm" svg:y1="10.635cm" svg:x2="20.635cm" svg:y2="11.635cm">
          <text:p/>
        </draw:line>
        <draw:line draw:style-name="gr6" draw:text-style-name="P3" draw:layer="layout" svg:x1="3.135cm" svg:y1="11.635cm" svg:x2="3.135cm" svg:y2="14.635cm">
          <text:p/>
        </draw:line>
        <draw:rect draw:style-name="gr3" draw:text-style-name="P2" draw:layer="layout" svg:width="3.418cm" svg:height="0.974cm" svg:x="1.489cm" svg:y="14.661cm">
          <text:p text:style-name="P1"><text:span text:style-name="T1">make dist-gzip</text:span></text:p>
        </draw:rect>
        <draw:rect draw:style-name="gr3" draw:text-style-name="P2" draw:layer="layout" svg:width="3.419cm" svg:height="0.974cm" svg:x="5.252cm" svg:y="14.661cm">
          <text:p text:style-name="P1"><text:span text:style-name="T1">make dist-bzip2</text:span></text:p>
        </draw:rect>
        <draw:rect draw:style-name="gr8" draw:text-style-name="P2" draw:layer="layout" svg:width="2.564cm" svg:height="0.974cm" svg:x="9.607cm" svg:y="14.661cm">
          <text:p text:style-name="P1"><text:span text:style-name="T1">make rpm</text:span></text:p>
        </draw:rect>
        <draw:rect draw:style-name="gr3" draw:text-style-name="P2" draw:layer="layout" svg:width="3.418cm" svg:height="1.066cm" svg:x="1.217cm" svg:y="16.569cm">
          <text:p text:style-name="P1"><text:span text:style-name="T1">vstuff-head.tar.gz</text:span></text:p>
        </draw:rect>
        <draw:rect draw:style-name="gr3" draw:text-style-name="P2" draw:layer="layout" svg:width="3.419cm" svg:height="1.066cm" svg:x="5.216cm" svg:y="16.569cm">
          <text:p text:style-name="P1"><text:span text:style-name="T1">vstuff-head.tar.bz2</text:span></text:p>
        </draw:rect>
        <draw:rect draw:style-name="gr8" draw:text-style-name="P2" draw:layer="layout" svg:width="3.845cm" svg:height="1.066cm" svg:x="9.135cm" svg:y="16.569cm">
          <text:p text:style-name="P1"><text:span text:style-name="T1">vstuff-head.i386.rpm</text:span></text:p>
        </draw:rect>
        <draw:line draw:style-name="gr7" draw:text-style-name="P3" draw:layer="layout" svg:x1="3.135cm" svg:y1="11.635cm" svg:x2="6.635cm" svg:y2="14.635cm">
          <text:p/>
        </draw:line>
        <draw:line draw:style-name="gr7" draw:text-style-name="P3" draw:layer="layout" svg:x1="3.135cm" svg:y1="11.635cm" svg:x2="10.635cm" svg:y2="14.635cm">
          <text:p/>
        </draw:line>
        <draw:line draw:style-name="gr6" draw:text-style-name="P3" draw:layer="layout" svg:x1="3.135cm" svg:y1="9.135cm" svg:x2="3.135cm" svg:y2="10.635cm">
          <text:p/>
        </draw:line>
        <draw:line draw:style-name="gr7" draw:text-style-name="P3" draw:layer="layout" svg:x1="20.635cm" svg:y1="12.635cm" svg:x2="20.635cm" svg:y2="13.635cm">
          <text:p/>
        </draw:line>
        <draw:line draw:style-name="gr6" draw:text-style-name="P3" draw:layer="layout" svg:x1="3.135cm" svg:y1="15.635cm" svg:x2="3.135cm" svg:y2="16.635cm">
          <text:p/>
        </draw:line>
        <draw:line draw:style-name="gr6" draw:text-style-name="P3" draw:layer="layout" svg:x1="7.135cm" svg:y1="15.635cm" svg:x2="7.135cm" svg:y2="16.635cm">
          <text:p/>
        </draw:line>
        <draw:line draw:style-name="gr6" draw:text-style-name="P3" draw:layer="layout" svg:x1="10.635cm" svg:y1="15.635cm" svg:x2="10.635cm" svg:y2="16.635cm">
          <text:p/>
        </draw:line>
        <draw:line draw:style-name="gr7" draw:text-style-name="P3" draw:layer="layout" svg:x1="16.79cm" svg:y1="15.635cm" svg:x2="16.79cm" svg:y2="16.635cm">
          <text:p/>
        </draw:line>
        <draw:line draw:style-name="gr7" draw:text-style-name="P3" draw:layer="layout" svg:x1="20.79cm" svg:y1="15.635cm" svg:x2="20.79cm" svg:y2="16.635cm">
          <text:p/>
        </draw:line>
        <draw:line draw:style-name="gr7" draw:text-style-name="P3" draw:layer="layout" svg:x1="24.79cm" svg:y1="15.635cm" svg:x2="24.79cm" svg:y2="16.635cm">
          <text:p/>
        </draw:line>
        <draw:rect draw:style-name="gr4" draw:text-style-name="P2" draw:layer="layout" svg:width="3.846cm" svg:height="1cm" svg:x="13.289cm" svg:y="2.135cm">
          <text:p text:style-name="P1"><text:span text:style-name="T1">vstuff-release-x.y</text:span></text:p>
        </draw:rect>
        <draw:line draw:style-name="gr7" draw:text-style-name="P3" draw:layer="layout" svg:x1="8.135cm" svg:y1="8.135cm" svg:x2="14.635cm" svg:y2="3.1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pitch-asian="variable" style:font-size-asian="24pt" style:language-asian="zxx" style:country-asian="none" style:font-family-complex="'Albany AMT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5-10-18T23:37:12</meta:creation-date>
    <dc:date>2008-10-17T14:56:35</dc:date>
    <dc:language>it-IT</dc:language>
    <meta:editing-cycles>4</meta:editing-cycles>
    <meta:editing-duration>P2DT23H18M28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